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78.65mm" svg:y="163.82mm">
            <loext:p draw:notify-on-update-of-ranges="Sheet1.A38:Sheet1.A38 Sheet1.A39:Sheet1.A55 Sheet1.B38:Sheet1.B38 Sheet1.B39:Sheet1.B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9.21mm" svg:y="73.52mm">
            <loext:p draw:notify-on-update-of-ranges="Sheet1.A19:Sheet1.A19 Sheet1.A20:Sheet1.A36 Sheet1.B19:Sheet1.B19 Sheet1.B20:Sheet1.B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2.68mm" svg:y="21.25mm">
            <loext:p draw:notify-on-update-of-ranges="Sheet1.A1:Sheet1.A1 Sheet1.A2:Sheet1.A17 Sheet1.B1:Sheet1.B1 Sheet1.B2:Sheet1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83.54mm" svg:y="49.61mm">
            <loext:p draw:notify-on-update-of-ranges="Sheet1.D1:Sheet1.D1 Sheet1.D2:Sheet1.D13 Sheet1.E1:Sheet1.E1 Sheet1.E2:Sheet1.E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tunneled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tunneled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tunnel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unique character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nneled</text:p>
          </table:table-cell>
          <table:table-cell office:value-type="string" calcext:value-type="string">
            <text:p>normal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2:06:14.719197684</meta:creation-date>
    <dc:date>2017-10-11T12:33:46.496151890</dc:date>
    <meta:editing-duration>PT6M51S</meta:editing-duration>
    <meta:editing-cycles>1</meta:editing-cycles>
    <meta:document-statistic meta:table-count="1" meta:cell-count="133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42cm" svg:y="0.316cm" chart:style-name="ch2">
          <text:p>Average length of resolved FQNs  in byte</text:p>
        </chart:title>
        <chart:legend chart:legend-position="end" svg:x="13.949cm" svg:y="3.952cm" style:legend-expansion="high" chart:style-name="ch3"/>
        <chart:plot-area chart:style-name="ch4" table:cell-range-address="Sheet1.A38:Sheet1.B55" chart:data-source-has-labels="row" svg:x="0.32cm" svg:y="1.275cm" svg:width="13.309cm" svg:height="7.545cm">
          <chartooo:coordinate-region svg:x="1.127cm" svg:y="1.474cm" svg:width="12.50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39:Sheet1.A55" chart:label-cell-address="Sheet1.A38:Sheet1.A38" chart:class="chart:bar">
            <chart:data-point chart:repeated="17"/>
          </chart:series>
          <chart:series chart:style-name="ch9" chart:values-cell-range-address="Sheet1.B39:Sheet1.B55" chart:label-cell-address="Sheet1.B38:Sheet1.B38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neled</text:p>
                <draw:g>
                  <svg:desc>Sheet1.A38:Sheet1.A38</svg:desc>
                </draw:g>
              </table:table-cell>
              <table:table-cell office:value-type="string">
                <text:p>normal</text:p>
                <draw:g>
                  <svg:desc>Sheet1.B38:Sheet1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Sheet1.A39:Sheet1.A55</svg:desc>
                </draw:g>
              </table:table-cell>
              <table:table-cell office:value-type="float" office:value="23">
                <text:p>23</text:p>
                <draw:g>
                  <svg:desc>Sheet1.B39:Sheet1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">
                <text:p>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">
                <text:p>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">
                <text:p>2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">
                <text:p>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">
                <text:p>2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Average unique characters per FQN</text:p>
        </chart:title>
        <chart:legend chart:legend-position="end" svg:x="13.949cm" svg:y="3.952cm" style:legend-expansion="high" chart:style-name="ch3"/>
        <chart:plot-area chart:style-name="ch4" table:cell-range-address="Sheet1.A19:Sheet1.B36" chart:data-source-has-labels="row" svg:x="0.32cm" svg:y="1.275cm" svg:width="13.309cm" svg:height="7.545cm">
          <chartooo:coordinate-region svg:x="0.941cm" svg:y="1.474cm" svg:width="12.68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0:Sheet1.A36" chart:label-cell-address="Sheet1.A19:Sheet1.A19" chart:class="chart:bar">
            <chart:data-point chart:repeated="17"/>
          </chart:series>
          <chart:series chart:style-name="ch9" chart:values-cell-range-address="Sheet1.B20:Sheet1.B36" chart:label-cell-address="Sheet1.B19:Sheet1.B19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neled</text:p>
                <draw:g>
                  <svg:desc>Sheet1.A19:Sheet1.A19</svg:desc>
                </draw:g>
              </table:table-cell>
              <table:table-cell office:value-type="string">
                <text:p>normal</text:p>
                <draw:g>
                  <svg:desc>Sheet1.B19:Sheet1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A20:Sheet1.A36</svg:desc>
                </draw:g>
              </table:table-cell>
              <table:table-cell office:value-type="float" office:value="13">
                <text:p>13</text:p>
                <draw:g>
                  <svg:desc>Sheet1.B20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26cm" svg:y="0.316cm" chart:style-name="ch2">
          <text:p>Number of resolved FQNs during 20s</text:p>
        </chart:title>
        <chart:legend chart:legend-position="end" svg:x="13.949cm" svg:y="3.952cm" style:legend-expansion="high" chart:style-name="ch3"/>
        <chart:plot-area chart:style-name="ch4" table:cell-range-address="Sheet1.A1:Sheet1.B17" chart:data-source-has-labels="row" svg:x="0.32cm" svg:y="1.275cm" svg:width="13.309cm" svg:height="7.545cm">
          <chartooo:coordinate-region svg:x="1.312cm" svg:y="1.474cm" svg:width="12.31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A17" chart:label-cell-address="Sheet1.A1:Sheet1.A1" chart:class="chart:bar">
            <chart:data-point chart:repeated="16"/>
          </chart:series>
          <chart:series chart:style-name="ch9" chart:values-cell-range-address="Sheet1.B2:Sheet1.B17" chart:label-cell-address="Sheet1.B1:Sheet1.B1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neled</text:p>
                <draw:g>
                  <svg:desc>Sheet1.A1:Sheet1.A1</svg:desc>
                </draw:g>
              </table:table-cell>
              <table:table-cell office:value-type="string">
                <text:p>norm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">
                <text:p>665</text:p>
                <draw:g>
                  <svg:desc>Sheet1.A2:Sheet1.A17</svg:desc>
                </draw:g>
              </table:table-cell>
              <table:table-cell office:value-type="float" office:value="14">
                <text:p>14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7">
                <text:p>7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">
                <text:p>6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2">
                <text:p>5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7">
                <text:p>6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7">
                <text:p>7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5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">
                <text:p>65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9">
                <text:p>7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">
                <text:p>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1">
                <text:p>5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66cm" svg:y="0.316cm" chart:style-name="ch2">
          <text:p>Number of NULL type DNS messages per 30s</text:p>
        </chart:title>
        <chart:legend chart:legend-position="end" svg:x="13.949cm" svg:y="3.952cm" style:legend-expansion="high" chart:style-name="ch3"/>
        <chart:plot-area chart:style-name="ch4" table:cell-range-address="Sheet1.D1:Sheet1.E13" chart:data-source-has-labels="row" svg:x="0.32cm" svg:y="1.275cm" svg:width="13.309cm" svg:height="7.545cm">
          <chartooo:coordinate-region svg:x="1.312cm" svg:y="1.475cm" svg:width="12.317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13" chart:label-cell-address="Sheet1.D1:Sheet1.D1" chart:class="chart:bar">
            <chart:data-point chart:repeated="12"/>
          </chart:series>
          <chart:series chart:style-name="ch9" chart:values-cell-range-address="Sheet1.E2:Sheet1.E13" chart:label-cell-address="Sheet1.E1:Sheet1.E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neled</text:p>
                <draw:g>
                  <svg:desc>Sheet1.D1:Sheet1.D1</svg:desc>
                </draw:g>
              </table:table-cell>
              <table:table-cell office:value-type="string">
                <text:p>norm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9">
                <text:p>2649</text:p>
                <draw:g>
                  <svg:desc>Sheet1.D2:Sheet1.D13</svg:desc>
                </draw:g>
              </table:table-cell>
              <table:table-cell office:value-type="float" office:value="0">
                <text:p>0</text:p>
                <draw:g>
                  <svg:desc>Sheet1.E2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3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1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7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8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2">
                <text:p>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1">
                <text:p>21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